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18" calcext:value-type="float">
            <text:p>-18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28" calcext:value-type="float">
            <text:p>-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32" calcext:value-type="float">
            <text:p>-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26" calcext:value-type="float">
            <text:p>-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41" calcext:value-type="float">
            <text:p>-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31" calcext:value-type="float">
            <text:p>-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23" calcext:value-type="float">
            <text:p>-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40" calcext:value-type="float">
            <text:p>-40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33" calcext:value-type="float">
            <text:p>-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30" calcext:value-type="float">
            <text:p>-30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44" calcext:value-type="float">
            <text:p>-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46" calcext:value-type="float">
            <text:p>-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45" calcext:value-type="float">
            <text:p>-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-37" calcext:value-type="float">
            <text:p>-3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-33" calcext:value-type="float">
            <text:p>-3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-37" calcext:value-type="float">
            <text:p>-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-18" calcext:value-type="float">
            <text:p>-1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-6" calcext:value-type="float">
            <text:p>-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-33" calcext:value-type="float">
            <text:p>-3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-31" calcext:value-type="float">
            <text:p>-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-37" calcext:value-type="float">
            <text:p>-37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36" calcext:value-type="float">
            <text:p>-136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33" calcext:value-type="float">
            <text:p>-133</text:p>
          </table:table-cell>
          <table:table-cell office:value-type="float" office:value="-148" calcext:value-type="float">
            <text:p>-1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30" calcext:value-type="float">
            <text:p>-130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86" calcext:value-type="float">
            <text:p>-86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82" calcext:value-type="float">
            <text:p>-82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77" calcext:value-type="float">
            <text:p>-77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100" calcext:value-type="float">
            <text:p>-10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102" calcext:value-type="float">
            <text:p>-102</text:p>
          </table:table-cell>
          <table:table-cell office:value-type="float" office:value="-98" calcext:value-type="float">
            <text:p>-9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122" calcext:value-type="float">
            <text:p>-122</text:p>
          </table:table-cell>
          <table:table-cell office:value-type="float" office:value="-110" calcext:value-type="float">
            <text:p>-11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118" calcext:value-type="float">
            <text:p>-118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119" calcext:value-type="float">
            <text:p>-119</text:p>
          </table:table-cell>
          <table:table-cell office:value-type="float" office:value="-101" calcext:value-type="float">
            <text:p>-1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172" calcext:value-type="float">
            <text:p>-172</text:p>
          </table:table-cell>
          <table:table-cell office:value-type="float" office:value="-146" calcext:value-type="float">
            <text:p>-14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162" calcext:value-type="float">
            <text:p>-162</text:p>
          </table:table-cell>
          <table:table-cell office:value-type="float" office:value="-142" calcext:value-type="float">
            <text:p>-14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154" calcext:value-type="float">
            <text:p>-154</text:p>
          </table:table-cell>
          <table:table-cell office:value-type="float" office:value="-147" calcext:value-type="float">
            <text:p>-14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94" calcext:value-type="float">
            <text:p>-94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91" calcext:value-type="float">
            <text:p>-91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95" calcext:value-type="float">
            <text:p>-95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111" calcext:value-type="float">
            <text:p>-111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114" calcext:value-type="float">
            <text:p>-114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123" calcext:value-type="float">
            <text:p>-123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152" calcext:value-type="float">
            <text:p>-152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161" calcext:value-type="float">
            <text:p>-161</text:p>
          </table:table-cell>
          <table:table-cell office:value-type="float" office:value="-126" calcext:value-type="float">
            <text:p>-12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152" calcext:value-type="float">
            <text:p>-152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-197" calcext:value-type="float">
            <text:p>-19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-188" calcext:value-type="float">
            <text:p>-18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-167" calcext:value-type="float">
            <text:p>-16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-93" calcext:value-type="float">
            <text:p>-9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-88" calcext:value-type="float">
            <text:p>-88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-88" calcext:value-type="float">
            <text:p>-8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-140" calcext:value-type="float">
            <text:p>-14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-132" calcext:value-type="float">
            <text:p>-13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-131" calcext:value-type="float">
            <text:p>-1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-141" calcext:value-type="float">
            <text:p>-1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-134" calcext:value-type="float">
            <text:p>-13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136" calcext:value-type="float">
            <text:p>-136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57" calcext:value-type="float">
            <text:p>-157</text:p>
          </table:table-cell>
          <table:table-cell office:value-type="float" office:value="-159" calcext:value-type="float">
            <text:p>-1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151" calcext:value-type="float">
            <text:p>-151</text:p>
          </table:table-cell>
          <table:table-cell office:value-type="float" office:value="-135" calcext:value-type="float">
            <text:p>-1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133" calcext:value-type="float">
            <text:p>-133</text:p>
          </table:table-cell>
          <table:table-cell office:value-type="float" office:value="-118" calcext:value-type="float">
            <text:p>-1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98" calcext:value-type="float">
            <text:p>-98</text:p>
          </table:table-cell>
          <table:table-cell office:value-type="float" office:value="-64" calcext:value-type="float">
            <text:p>-6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96" calcext:value-type="float">
            <text:p>-96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101" calcext:value-type="float">
            <text:p>-101</text:p>
          </table:table-cell>
          <table:table-cell office:value-type="float" office:value="-66" calcext:value-type="float">
            <text:p>-6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122" calcext:value-type="float">
            <text:p>-122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125" calcext:value-type="float">
            <text:p>-125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131" calcext:value-type="float">
            <text:p>-131</text:p>
          </table:table-cell>
          <table:table-cell office:value-type="float" office:value="-96" calcext:value-type="float">
            <text:p>-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105" calcext:value-type="float">
            <text:p>-105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109" calcext:value-type="float">
            <text:p>-10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105" calcext:value-type="float">
            <text:p>-10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139" calcext:value-type="float">
            <text:p>-139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162" calcext:value-type="float">
            <text:p>-162</text:p>
          </table:table-cell>
          <table:table-cell office:value-type="float" office:value="-149" calcext:value-type="float">
            <text:p>-14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142" calcext:value-type="float">
            <text:p>-142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121" calcext:value-type="float">
            <text:p>-121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113" calcext:value-type="float">
            <text:p>-11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113" calcext:value-type="float">
            <text:p>-11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147" calcext:value-type="float">
            <text:p>-147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139" calcext:value-type="float">
            <text:p>-139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151" calcext:value-type="float">
            <text:p>-151</text:p>
          </table:table-cell>
          <table:table-cell office:value-type="float" office:value="-112" calcext:value-type="float">
            <text:p>-1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141" calcext:value-type="float">
            <text:p>-141</text:p>
          </table:table-cell>
          <table:table-cell office:value-type="float" office:value="-104" calcext:value-type="float">
            <text:p>-10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131" calcext:value-type="float">
            <text:p>-131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137" calcext:value-type="float">
            <text:p>-137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-153" calcext:value-type="float">
            <text:p>-15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-157" calcext:value-type="float">
            <text:p>-15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-160" calcext:value-type="float">
            <text:p>-16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-103" calcext:value-type="float">
            <text:p>-10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-93" calcext:value-type="float">
            <text:p>-9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-97" calcext:value-type="float">
            <text:p>-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-121" calcext:value-type="float">
            <text:p>-12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-113" calcext:value-type="float">
            <text:p>-11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-127" calcext:value-type="float">
            <text:p>-1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-102" calcext:value-type="float">
            <text:p>-102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-105" calcext:value-type="float">
            <text:p>-10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-111" calcext:value-type="float">
            <text:p>-111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206" calcext:value-type="float">
            <text:p>-206</text:p>
          </table:table-cell>
          <table:table-cell office:value-type="float" office:value="-205" calcext:value-type="float">
            <text:p>-20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02" calcext:value-type="float">
            <text:p>-202</text:p>
          </table:table-cell>
          <table:table-cell office:value-type="float" office:value="-194" calcext:value-type="float">
            <text:p>-19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203" calcext:value-type="float">
            <text:p>-203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165" calcext:value-type="float">
            <text:p>-165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165" calcext:value-type="float">
            <text:p>-165</text:p>
          </table:table-cell>
          <table:table-cell office:value-type="float" office:value="-125" calcext:value-type="float">
            <text:p>-1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158" calcext:value-type="float">
            <text:p>-158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-166" calcext:value-type="float">
            <text:p>-166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172" calcext:value-type="float">
            <text:p>-172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-164" calcext:value-type="float">
            <text:p>-164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123" calcext:value-type="float">
            <text:p>-123</text:p>
          </table:table-cell>
          <table:table-cell office:value-type="float" office:value="-108" calcext:value-type="float">
            <text:p>-10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123" calcext:value-type="float">
            <text:p>-123</text:p>
          </table:table-cell>
          <table:table-cell office:value-type="float" office:value="-99" calcext:value-type="float">
            <text:p>-9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130" calcext:value-type="float">
            <text:p>-130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227" calcext:value-type="float">
            <text:p>-227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204" calcext:value-type="float">
            <text:p>-204</text:p>
          </table:table-cell>
          <table:table-cell office:value-type="float" office:value="-173" calcext:value-type="float">
            <text:p>-17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-208" calcext:value-type="float">
            <text:p>-208</text:p>
          </table:table-cell>
          <table:table-cell office:value-type="float" office:value="-182" calcext:value-type="float">
            <text:p>-18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201" calcext:value-type="float">
            <text:p>-201</text:p>
          </table:table-cell>
          <table:table-cell office:value-type="float" office:value="-132" calcext:value-type="float">
            <text:p>-13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191" calcext:value-type="float">
            <text:p>-191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172" calcext:value-type="float">
            <text:p>-172</text:p>
          </table:table-cell>
          <table:table-cell office:value-type="float" office:value="-124" calcext:value-type="float">
            <text:p>-1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190" calcext:value-type="float">
            <text:p>-190</text:p>
          </table:table-cell>
          <table:table-cell office:value-type="float" office:value="-158" calcext:value-type="float">
            <text:p>-15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190" calcext:value-type="float">
            <text:p>-190</text:p>
          </table:table-cell>
          <table:table-cell office:value-type="float" office:value="-145" calcext:value-type="float">
            <text:p>-145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200" calcext:value-type="float">
            <text:p>-200</text:p>
          </table:table-cell>
          <table:table-cell office:value-type="float" office:value="-145" calcext:value-type="float">
            <text:p>-1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169" calcext:value-type="float">
            <text:p>-169</text:p>
          </table:table-cell>
          <table:table-cell office:value-type="float" office:value="-116" calcext:value-type="float">
            <text:p>-11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-164" calcext:value-type="float">
            <text:p>-164</text:p>
          </table:table-cell>
          <table:table-cell office:value-type="float" office:value="-113" calcext:value-type="float">
            <text:p>-11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173" calcext:value-type="float">
            <text:p>-173</text:p>
          </table:table-cell>
          <table:table-cell office:value-type="float" office:value="-111" calcext:value-type="float">
            <text:p>-1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-200" calcext:value-type="float">
            <text:p>-20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-190" calcext:value-type="float">
            <text:p>-19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-171" calcext:value-type="float">
            <text:p>-17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-138" calcext:value-type="float">
            <text:p>-13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-124" calcext:value-type="float">
            <text:p>-124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-131" calcext:value-type="float">
            <text:p>-1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-143" calcext:value-type="float">
            <text:p>-14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-143" calcext:value-type="float">
            <text:p>-143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-141" calcext:value-type="float">
            <text:p>-14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-128" calcext:value-type="float">
            <text:p>-12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-137" calcext:value-type="float">
            <text:p>-13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-124" calcext:value-type="float">
            <text:p>-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2:00:12.003945279</meta:creation-date>
    <dc:date>2022-04-14T13:42:00.866960296</dc:date>
    <meta:editing-duration>PT27M18S</meta:editing-duration>
    <meta:editing-cycles>1</meta:editing-cycles>
    <meta:document-statistic meta:table-count="4" meta:cell-count="384" meta:object-count="0"/>
    <meta:generator>LibreOffice/6.4.7.2$Linux_X86_64 LibreOffice_project/40$Build-2</meta:generator>
  </office:meta>
</office:document-meta>
</file>